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list-style-name="LFO1" style:family="paragraph"/>
    <style:style style:name="P7" style:parent-style-name="Standaard" style:list-style-name="LFO1" style:family="paragraph"/>
    <style:style style:name="T8" style:parent-style-name="Standaardalinea-lettertype" style:family="text">
      <style:text-properties style:font-name="Segoe UI Emoji" style:font-name-complex="Segoe UI Emoj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Uitvoer zonder HTML-tags</text:p>
      <text:p text:style-name="Standaard">Als je nu de code uitvoert, zal de beschrijving er als volgt uitzien:</text:p>
      <text:p text:style-name="Standaard">Informatie over wijk 'Westcotes':</text:p>
      <text:p text:style-name="P2">The neighbourhood boundary is largely co-terminous with the Westcotes Ward but includes the area bordered by Fullhurst Avenue and Narborough Road.</text:p>
      <text:p text:style-name="P3">The main roads through it are Narborough Road, Fosse Road, Upperton Road and Braunstone Gate.</text:p>
      <text:p text:style-name="P4">The canal, the River Soar and the Great Central Way run along the eastern edge of the neighbourhood.</text:p>
      <text:p text:style-name="Standaard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5">Samenvatting</text:p>
      <text:list text:style-name="LFO1" text:continue-numbering="true">
        <text:list-item>
          <text:p text:style-name="P6">De HTML-tags worden verwijderd met re.sub(r"&lt;.*?&gt;", "", beschrijving).</text:p>
        </text:list-item>
        <text:list-item>
          <text:p text:style-name="P7">Dit zorgt voor een veel leesbaardere uitvoer zonder opmaakcodes.</text:p>
        </text:list-item>
      </text:list>
      <text:p text:style-name="Standaard">Laat weten of dit goed werkt of als je nog meer verbeteringen nodig hebt!<text:s/><text:span text:style-name="T8">😊</text:span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natan Sno</meta:initial-creator>
    <dc:creator>Johnatan Sno</dc:creator>
    <meta:creation-date>2025-01-20T15:41:00Z</meta:creation-date>
    <dc:date>2025-01-20T15:42:00Z</dc:date>
    <meta:template xlink:href="Normal" xlink:type="simple"/>
    <meta:editing-cycles>1</meta:editing-cycles>
    <meta:editing-duration>PT60S</meta:editing-duration>
    <meta:document-statistic meta:page-count="1" meta:paragraph-count="1" meta:word-count="107" meta:character-count="699" meta:row-count="4" meta:non-whitespace-character-count="593"/>
  </office:meta>
</office:document-meta>
</file>